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officeooo:rsid="000ad491" officeooo:paragraph-rsid="000ad491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ad491" officeooo:paragraph-rsid="000ad491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ad491" officeooo:paragraph-rsid="000ad49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d491" officeooo:paragraph-rsid="000ad49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af759" officeooo:paragraph-rsid="000af759" style:font-size-asian="12.25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font-size="12pt" officeooo:rsid="000af759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text-underline-style="none" officeooo:rsid="000af759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beidskontrakt</text:p>
      <text:p text:style-name="P1">Gruppe 29</text:p>
      <text:p text:style-name="P3"/>
      <text:p text:style-name="P3"/>
      <text:p text:style-name="P4"><text:span text:style-name="T1">1. </text:span>Mål og ambisjonsnivå:</text:p>
      <text:p text:style-name="P4"><text:span text:style-name="T1"><text:s/></text:span><text:span text:style-name="T3">Det skal arbeides med et designprosjekt, og rapport for den første funksjonelle protoypen til gruppen, skal innen fredag den 14. Mars være på plass. </text:span></text:p>
      <text:p text:style-name="P4"><text:span text:style-name="T3"/></text:p>
      <text:p text:style-name="P4"><text:span text:style-name="T3">Vårt karaktermål er A.</text:span></text:p>
      <text:p text:style-name="P4"><text:span text:style-name="T3"/></text:p>
      <text:p text:style-name="P4"><text:span text:style-name="T3">Fokus på dokumentasjon og og rapport-skriving av fremgang skal være i like stor fokus som resten av prosjektet, men kunden og produktet har størst prioritet, om det blir et tema.</text:span></text:p>
      <text:p text:style-name="P4"><text:span text:style-name="T3"/></text:p>
      <text:p text:style-name="P4"><text:span text:style-name="T3">Det er ønskelig at alle gruppemedlemmer trives med de oppgavene de har blitt tildelt og gjør sitt beste for å gjennomføre disse etter beste evne. </text:span></text:p>
      <text:p text:style-name="P4"><text:span text:style-name="T3"/></text:p>
      <text:p text:style-name="P4"><text:span text:style-name="T3">Høyeste prioritet er at kunden blir fornøyd med produktet vi leverer. Produktet skal være fullendt, med funksjonalitet og dokumentasjon. </text:span><text:span text:style-name="T4">Om kunden ikke ser seg fornøyd med sluttproduktet vil prosjektet ansees som feilet, og må kompenseres for etter en aksept fra begge parter.</text:span></text:p>
      <text:p text:style-name="P4"><text:span text:style-name="T4"/></text:p>
      <text:p text:style-name="P5">2. <text:span text:style-name="T5">Ro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0:40:32.846000000</meta:creation-date>
    <dc:date>2015-03-10T11:51:46.163000000</dc:date>
    <meta:editing-duration>PT27M22S</meta:editing-duration>
    <meta:editing-cycles>1</meta:editing-cycles>
    <meta:document-statistic meta:table-count="0" meta:image-count="0" meta:object-count="0" meta:page-count="1" meta:paragraph-count="9" meta:word-count="134" meta:character-count="829" meta:non-whitespace-character-count="701"/>
    <meta:generator>LibreOffice/4.4.0.3$Windows_x86 LibreOffice_project/de093506bcdc5fafd9023ee680b8c60e3e0645d7</meta:generator>
  </office:meta>
</office:document-meta>
</file>